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0495d0" officeooo:paragraph-rsid="000495d0"/>
    </style:style>
    <style:style style:name="P3" style:family="paragraph" style:parent-style-name="Standard">
      <style:paragraph-properties fo:text-align="center" style:justify-single-word="false"/>
      <style:text-properties officeooo:rsid="000495d0" officeooo:paragraph-rsid="000495d0"/>
    </style:style>
    <style:style style:name="P4" style:family="paragraph" style:parent-style-name="Standard">
      <style:text-properties officeooo:rsid="000495d0" officeooo:paragraph-rsid="00062ea1"/>
    </style:style>
    <style:style style:name="P5" style:family="paragraph" style:parent-style-name="Standard">
      <style:text-properties officeooo:rsid="000495d0" officeooo:paragraph-rsid="00082ccd"/>
    </style:style>
    <style:style style:name="P6" style:family="paragraph" style:parent-style-name="Standard">
      <style:text-properties officeooo:rsid="000495d0" officeooo:paragraph-rsid="0018e83c"/>
    </style:style>
    <style:style style:name="P7" style:family="paragraph" style:parent-style-name="Standard">
      <style:text-properties officeooo:rsid="00082ccd" officeooo:paragraph-rsid="00082ccd"/>
    </style:style>
    <style:style style:name="P8" style:family="paragraph" style:parent-style-name="Standard">
      <style:text-properties officeooo:rsid="0008f18f" officeooo:paragraph-rsid="000963c2"/>
    </style:style>
    <style:style style:name="P9" style:family="paragraph" style:parent-style-name="Standard">
      <style:text-properties officeooo:rsid="0008f18f" officeooo:paragraph-rsid="00116421"/>
    </style:style>
    <style:style style:name="P10" style:family="paragraph" style:parent-style-name="Standard">
      <style:text-properties officeooo:rsid="000963c2" officeooo:paragraph-rsid="000a3a98"/>
    </style:style>
    <style:style style:name="P11" style:family="paragraph" style:parent-style-name="Standard">
      <style:text-properties officeooo:rsid="000963c2" officeooo:paragraph-rsid="00158815"/>
    </style:style>
    <style:style style:name="P12" style:family="paragraph" style:parent-style-name="Standard">
      <style:text-properties officeooo:rsid="000cc99e" officeooo:paragraph-rsid="000cc99e"/>
    </style:style>
    <style:style style:name="P13" style:family="paragraph" style:parent-style-name="Standard">
      <style:text-properties officeooo:rsid="000e1f3a" officeooo:paragraph-rsid="000e1f3a"/>
    </style:style>
    <style:style style:name="P14" style:family="paragraph" style:parent-style-name="Standard">
      <style:text-properties officeooo:rsid="0012d2d9" officeooo:paragraph-rsid="0012d2d9"/>
    </style:style>
    <style:style style:name="P15" style:family="paragraph" style:parent-style-name="Standard">
      <style:text-properties officeooo:rsid="0013549a" officeooo:paragraph-rsid="0013549a"/>
    </style:style>
    <style:style style:name="P16" style:family="paragraph" style:parent-style-name="Standard">
      <style:text-properties officeooo:rsid="0013b247" officeooo:paragraph-rsid="0013b247"/>
    </style:style>
    <style:style style:name="P17" style:family="paragraph" style:parent-style-name="Standard">
      <style:text-properties officeooo:rsid="0013b247" officeooo:paragraph-rsid="002869ef"/>
    </style:style>
    <style:style style:name="P18" style:family="paragraph" style:parent-style-name="Standard">
      <style:text-properties officeooo:rsid="00153a78" officeooo:paragraph-rsid="00153a78"/>
    </style:style>
    <style:style style:name="P19" style:family="paragraph" style:parent-style-name="Standard">
      <style:text-properties fo:font-style="italic" officeooo:rsid="00153a78" officeooo:paragraph-rsid="00153a78" style:font-style-asian="italic" style:font-style-complex="italic"/>
    </style:style>
    <style:style style:name="P20" style:family="paragraph" style:parent-style-name="Standard">
      <style:text-properties officeooo:rsid="0016ec51" officeooo:paragraph-rsid="0016ec51"/>
    </style:style>
    <style:style style:name="P21" style:family="paragraph" style:parent-style-name="Standard">
      <style:text-properties officeooo:rsid="0018e83c" officeooo:paragraph-rsid="0018e83c"/>
    </style:style>
    <style:style style:name="P22" style:family="paragraph" style:parent-style-name="Standard">
      <style:text-properties officeooo:rsid="001a509b" officeooo:paragraph-rsid="002830af"/>
    </style:style>
    <style:style style:name="P23" style:family="paragraph" style:parent-style-name="Standard">
      <style:text-properties officeooo:rsid="001e035f" officeooo:paragraph-rsid="001e035f"/>
    </style:style>
    <style:style style:name="P24" style:family="paragraph" style:parent-style-name="Standard">
      <style:text-properties officeooo:rsid="001fffa1" officeooo:paragraph-rsid="001fffa1"/>
    </style:style>
    <style:style style:name="P25" style:family="paragraph" style:parent-style-name="Standard">
      <style:text-properties officeooo:rsid="0021a7a6" officeooo:paragraph-rsid="0021a7a6"/>
    </style:style>
    <style:style style:name="P26" style:family="paragraph" style:parent-style-name="Standard">
      <style:text-properties officeooo:rsid="00233a6b" officeooo:paragraph-rsid="00233a6b"/>
    </style:style>
    <style:style style:name="P27" style:family="paragraph" style:parent-style-name="Standard">
      <style:text-properties officeooo:rsid="00251fe6" officeooo:paragraph-rsid="00251fe6"/>
    </style:style>
    <style:style style:name="P28" style:family="paragraph" style:parent-style-name="Standard">
      <style:text-properties officeooo:rsid="00263671" officeooo:paragraph-rsid="00263671"/>
    </style:style>
    <style:style style:name="P29" style:family="paragraph">
      <loext:graphic-properties draw:fill-color="#000000"/>
      <style:paragraph-properties fo:text-align="center"/>
    </style:style>
    <style:style style:name="T1" style:family="text">
      <style:text-properties officeooo:rsid="00062ea1"/>
    </style:style>
    <style:style style:name="T2" style:family="text">
      <style:text-properties officeooo:rsid="00082ccd"/>
    </style:style>
    <style:style style:name="T3" style:family="text">
      <style:text-properties officeooo:rsid="0008f18f"/>
    </style:style>
    <style:style style:name="T4" style:family="text">
      <style:text-properties officeooo:rsid="000963c2"/>
    </style:style>
    <style:style style:name="T5" style:family="text">
      <style:text-properties officeooo:rsid="000a3a98"/>
    </style:style>
    <style:style style:name="T6" style:family="text">
      <style:text-properties officeooo:rsid="000e1f3a"/>
    </style:style>
    <style:style style:name="T7" style:family="text">
      <style:text-properties officeooo:rsid="000e8ddb"/>
    </style:style>
    <style:style style:name="T8" style:family="text">
      <style:text-properties officeooo:rsid="0012d2d9"/>
    </style:style>
    <style:style style:name="T9" style:family="text">
      <style:text-properties officeooo:rsid="0013549a"/>
    </style:style>
    <style:style style:name="T10" style:family="text">
      <style:text-properties officeooo:rsid="00153a78"/>
    </style:style>
    <style:style style:name="T11" style:family="text">
      <style:text-properties officeooo:rsid="00158815"/>
    </style:style>
    <style:style style:name="T12" style:family="text">
      <style:text-properties officeooo:rsid="001861b2"/>
    </style:style>
    <style:style style:name="T13" style:family="text">
      <style:text-properties officeooo:rsid="0018e83c"/>
    </style:style>
    <style:style style:name="T14" style:family="text">
      <style:text-properties officeooo:rsid="001bfbe5"/>
    </style:style>
    <style:style style:name="T15" style:family="text">
      <style:text-properties officeooo:rsid="001d1105"/>
    </style:style>
    <style:style style:name="T16" style:family="text">
      <style:text-properties officeooo:rsid="001e035f"/>
    </style:style>
    <style:style style:name="T17" style:family="text">
      <style:text-properties fo:font-size="8pt" style:font-size-asian="8pt" style:font-size-complex="8pt"/>
    </style:style>
    <style:style style:name="T18" style:family="text">
      <style:text-properties style:text-position="super 58%"/>
    </style:style>
    <style:style style:name="T19" style:family="text">
      <style:text-properties style:text-position="super 58%" officeooo:rsid="000a3a98"/>
    </style:style>
    <style:style style:name="T20" style:family="text">
      <style:text-properties style:text-position="super 58%" officeooo:rsid="000e1f3a"/>
    </style:style>
    <style:style style:name="T21" style:family="text">
      <style:text-properties style:text-position="super 58%" officeooo:rsid="001861b2"/>
    </style:style>
    <style:style style:name="T22" style:family="text">
      <style:text-properties style:text-position="super 58%" officeooo:rsid="000e8ddb"/>
    </style:style>
    <style:style style:name="T23" style:family="text">
      <style:text-properties style:text-position="super 58%" officeooo:rsid="0018e83c"/>
    </style:style>
    <style:style style:name="T24" style:family="text">
      <style:text-properties style:text-position="super 58%" officeooo:rsid="00062ea1"/>
    </style:style>
    <style:style style:name="T25" style:family="text">
      <style:text-properties officeooo:rsid="00263671"/>
    </style:style>
    <style:style style:name="T26" style:family="text">
      <style:text-properties officeooo:rsid="002830af"/>
    </style:style>
    <style:style style:name="T27" style:family="text">
      <style:text-properties fo:font-size="10pt" officeooo:rsid="0012d2d9" style:font-size-asian="10pt" style:font-size-complex="10pt"/>
    </style:style>
    <style:style style:name="gr1" style:family="graphic">
      <style:graphic-properties draw:fill-color="#000000" draw:textarea-horizontal-align="justify" draw:textarea-vertical-align="middle" draw:auto-grow-height="false" fo:min-height="0.0465in" fo:min-width="0.0465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emantics of Points</text:p>
      <text:p text:style-name="P3">by Sven Nilsen, 2019</text:p>
      <text:p text:style-name="P2"/>
      <text:p text:style-name="P19">In this paper I give a definition of the semantics of points, using a lifted interpretations of symbols into expressions that have sub-types. This definition does not rely on the notion of a space, as is commonly used when trying to model semantics of points. I also explain my motivation for doing so.</text:p>
      <text:p text:style-name="P2"/>
      <text:p text:style-name="P10">Somehow, everybody seem to know how to <text:span text:style-name="T16">draw</text:span> points to <text:span text:style-name="T16">illustrate</text:span> something. However, if you start from a world where there exists only symbols, <text:span text:style-name="T5">it is far from trivial how to introduce the idea of points. In particular, if you are used to think about mathematics in terms of functions, the way points are used to illustrate ideas might seem magically efficient and at other times a bit confusing.</text:span></text:p>
      <text:p text:style-name="P10"/>
      <text:p text:style-name="P10"><text:span text:style-name="T5">One reason path semantics</text:span><text:span text:style-name="T19"><text:reference-ref text:reference-format="text" text:ref-name="1">[1]</text:reference-ref></text:span><text:span text:style-name="T5"> is an efficient language for reasoning about mathematics, is because it makes you express ideas using building blocks built up from the semantics of symbols. It is a technique used to pretend that the world is somewhat easily expressed as computer programs. This is not true, of course, but very often it turns out that something looking intrinsically specific to the kind of world we humans live inside has an analogue, reduced and projected, in the world of symbols. This is also the case for the semantics of points in a way that is not common intuitively understood.</text:span></text:p>
      <text:p text:style-name="P10"/>
      <text:p text:style-name="P12">A point is often expressed visually as a circular spot filled with a uniform color:</text:p>
      <text:p text:style-name="P12"/>
      <text:p text:style-name="P10"><draw:custom-shape text:anchor-type="paragraph" draw:z-index="0" draw:name="Shape1" draw:style-name="gr1" draw:text-style-name="P29" svg:width="0.0661in" svg:height="0.0661in" svg:x="3.5362in" svg:y="0.176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
      <text:p text:style-name="P10"/>
      <text:p text:style-name="P11"><text:span text:style-name="T5">What is it about points that makes them a such efficient tool for communication? Is it possible to reason about points formally, without having the ability to draw pictures? This inquiry was started by Euclid</text:span><text:span text:style-name="T19"><text:reference-ref text:reference-format="text" text:ref-name="2">[2]</text:reference-ref></text:span><text:span text:style-name="T5"> and an impressive amount of man-hours have gone in this direction since his time. Today, these questions are relevant for developing automated theorem provers and mathematical languages, since the insides of computers are closer to the world of symbols than the world of visualizing ideas in the form of pictures.</text:span></text:p>
      <text:p text:style-name="P11"/>
      <text:p text:style-name="P11"><text:span text:style-name="T5">We use visualizations in computer graphics all the time, but this is only made possible by defining functions that translates from symbols in computer memory. I do not think of visualization as a “natural” way of computing, but a somewhat natural way of programming or reasoning about theorem proving. I consider visualization as a form of communication that is more higher level and used with more intelligence than is easily expressed in a Turing machine</text:span><text:span text:style-name="T19"><text:reference-ref text:reference-format="text" text:ref-name="3">[3]</text:reference-ref></text:span><text:span text:style-name="T5">.</text:span></text:p>
      <text:p text:style-name="P10"/>
      <text:p text:style-name="P12">To solve <text:span text:style-name="T11">the</text:span> problem <text:span text:style-name="T11">of finding a useful definition of points</text:span>, one must make reasonable trade-offs. It is not good to try capturing all the details in how points are used visually. The major focus should be to reason about how points are used. <text:span text:style-name="T6">A visual medium is just a specific instance of many ways to communicate using points. The terminology of points spans a wide area and also occurs frequently in natural languages</text:span><text:span text:style-name="T20"><text:reference-ref text:reference-format="text" text:ref-name="4">[4]</text:reference-ref></text:span><text:span text:style-name="T6">, such as the expressions “point of time”, “make a point”, “data point” or “no point of return”. Therefore, I chose a definition such that questions about the implied meaning of points occur naturally as mathematical problems to solve.</text:span></text:p>
      <text:p text:style-name="P2"/>
      <text:p text:style-name="P2"><text:soft-page-break/>The usage of points in a mathematical language is to communicate abstractly that the input to some function is fixed and the function is fixed, without talking about the output that the function returns:</text:p>
      <text:p text:style-name="P2"/>
      <text:p text:style-name="P2"><text:tab/>f(x)<text:tab/><text:tab/><text:tab/><text:span text:style-name="T1">A unique function takes a unique input<text:tab/>~=<text:tab/>“point”</text:span></text:p>
      <text:p text:style-name="P2"/>
      <text:p text:style-name="P2"><text:tab/>|x| = 1<text:tab/><text:tab/><text:tab/>The input `x` is unique</text:p>
      <text:p text:style-name="P2"><text:tab/>|f| = 1<text:tab/><text:tab/><text:tab/>The function `f` is unique</text:p>
      <text:p text:style-name="P2"/>
      <text:p text:style-name="P4">This definition is interpreted by lifting symbols into expressions. Each expression has a sub-type.</text:p>
      <text:p text:style-name="P2">The `|&lt;expr&gt;|` operator measures the cardinality of the sub-type. When the cardinality of a sub-type is `1`, <text:span text:style-name="T1">the meaning of the symbol is unique.</text:span></text:p>
      <text:p text:style-name="P2"/>
      <text:p text:style-name="P20">A natural interpretation of <text:span text:style-name="T12">which function `f` to use, when its identity</text:span><text:span text:style-name="T21"><text:reference-ref text:reference-format="text" text:ref-name="5">[5]</text:reference-ref></text:span><text:span text:style-name="T12"> is left unsaid, is the identity function `id`</text:span><text:span text:style-name="T21"><text:reference-ref text:reference-format="text" text:ref-name="6">[6]</text:reference-ref></text:span><text:span text:style-name="T12">. This makes each unique input map back to themselves. It also translates nicely into what happens when a teacher draws points on a chalkboard in front of students. The points on the chalkboard can refer to points on the chalkboard, which when interpreted with common sense corresponds to the identity function.</text:span></text:p>
      <text:p text:style-name="P2"/>
      <text:p text:style-name="P13">Although this definition seems counter-intuitive at first, it has the benefit that it captures how geometry is modeled with homotopy maps<text:span text:style-name="T18"><text:reference-ref text:reference-format="text" text:ref-name="7">[7]</text:reference-ref></text:span>, as a sub-set of the total usage. Homotopy maps are nice, but feels limiting when comparing to the creative use of points in general <text:span text:style-name="T7">communication</text:span>.</text:p>
      <text:p text:style-name="P13"/>
      <text:p text:style-name="P13">The intention of the definition is to assist the student of path semantics into thinking about points as a very broad and general idea related to functions. <text:span text:style-name="T7">One striking insight is that expressing formally that the input to a function is unique, is non-trivial under some interpretations</text:span><text:span text:style-name="T22"><text:reference-ref text:reference-format="text" text:ref-name="8">[8]</text:reference-ref></text:span><text:span text:style-name="T7">, therefore using semantics of points as a tool for generating ideas about path semantics is useful.</text:span></text:p>
      <text:p text:style-name="P2"/>
      <text:p text:style-name="P5">It is implicitly understood <text:span text:style-name="T13">by common sense</text:span><text:span text:style-name="T23"><text:reference-ref text:reference-format="text" text:ref-name="9">[9]</text:reference-ref></text:span><text:span text:style-name="T13"> </text:span>that a point can be translated anywhere. <text:span text:style-name="T1">A function that takes a unique input returns a unique output, which used again can be input for another function. The mechanism of translating a point corresponds to evaluating a unique function for some unique input.</text:span></text:p>
      <text:p text:style-name="P21">A different kind of translating a point is through a continuous transformation, <text:span text:style-name="T25">e.g. using a homotopy map</text:span>, which I will not <text:span text:style-name="T25">go </text:span>into detail about here.</text:p>
      <text:p text:style-name="P5"/>
      <text:p text:style-name="P6"><text:span text:style-name="T1">The fact that the output can be input for another function proves that translation of points is possible. One ends up with the same definition as for points after and before translation. This symmetry</text:span><text:span text:style-name="T24"><text:reference-ref text:reference-format="text" text:ref-name="10">[10]</text:reference-ref></text:span><text:span text:style-name="T1"> corresponds precisely to the symmetry that occurs when illustrating that one point corresponds to another point under a translation. In path semantics, a such symmetry consists of things one can talk about by associating collections of symbols with the two states before and after translation.</text:span></text:p>
      <text:p text:style-name="P6"/>
      <text:p text:style-name="P6"><text:span text:style-name="T1">However, not only is there a symmetry in the translation when using points or when using functions to compute. There is a symmetry between these two symmetries, as between two languages. According to path semantics, this means that some things that can be said in one language can be said in the other. Although it is not possible to list up all valid expressions associated with the abstract symbols in these two different languages, it is easy to notice that a similar symmetry occurs in use of these languages. The symmetry I refer to is the kind of Wittgenstein</text:span><text:span text:style-name="T24"><text:reference-ref text:reference-format="text" text:ref-name="11">[11]</text:reference-ref></text:span><text:span text:style-name="T1"> philosophized about. This means that one can leave the vague parts of the definition unsaid, while focusing on the fact that the way path semantics is used to talk about unique inputs for unique functions, has an analogue in the communication through visual illustrations using points.</text:span></text:p>
      <text:p text:style-name="P5"/>
      <text:p text:style-name="P22"><text:soft-page-break/><text:span text:style-name="T25">It is f</text:span>unny how obvious it seems to use this line of reasoning <text:span text:style-name="T26">in hind sight</text:span>, yet how points are commonly understood mathematically is often modeled as infinitesimal points in spaces, which is very different.</text:p>
      <text:p text:style-name="P22"/>
      <text:p text:style-name="P22"><text:span text:style-name="T2">It is important for the semantics of points that a unique function is part of the picture. If one considers unique inputs by themselves as points, then the idea that a point can be translated is not obvious. The usage of unique functions for unique inputs in a mathematical language translates into the usage of points.</text:span></text:p>
      <text:p text:style-name="P7"/>
      <text:p text:style-name="P9">When drawing a point to communicate something, it is not necessary to use the point to refer to a concrete value. However, it is important that the point has a unique value. This is a subtle difference.<text:line-break/>A point refers to concrete values in general, not to any particular concrete value.</text:p>
      <text:p text:style-name="P9"/>
      <text:p text:style-name="P9"><text:span text:style-name="T8">Side note: </text:span><text:span text:style-name="T27">This is where the idea of contraction as a mechanism in homotopy theory came to mean the very essence of points, as the object of homotopy level `0`. Concrete values can be “contracted” into points, regardless of their inner structure. Although, I am curious about what happens when one goes from homotopy level `0` to homotopy level `1`, which is inhabited by the point and the no-point, seems to me stealing ideas from set theory that does not occur before homotopy level `2`. What I mean by “stealing” is that the language of higher homotopy levels is used to talk about the lower levels. Personally, I prefer to use a semantics grounded in the use of functions. The way I think about homotopy level `1` is as introducing a choice between two unique functions. Homotopy level `2` might be considering all outputs over choices of unique functions. This way of reasoning makes it clear that homotopy levels shifts the parts of expressing mathematical ideas through functions. It feels more natural to me, as one navigates within the same world of symbols.</text:span></text:p>
      <text:p text:style-name="P9"/>
      <text:p text:style-name="P14">It is also important that one can talk about unique inputs as a whole, as points, <text:span text:style-name="T14">seen</text:span> from the perspective <text:span text:style-name="T14">of</text:span> language design. For example, with the Cartesian product, if `A` and `B` are expressions, then `(A, B)` is an expression. Still, the Cartesian product is just a “point”. <text:span text:style-name="T9">It can be considered a unique input for some unique function and therefore satisfies the definition. Notice that the definition of points is used actively to prove properties of the semantics of language design. It is not a “dead” definition. One can also see hints at the connection to type theory here.</text:span></text:p>
      <text:p text:style-name="P8"/>
      <text:p text:style-name="P8"><text:span text:style-name="T4">It is often more intuitive to use points to illustrate something than talking about concrete values in general. A point is more generic than a concrete value, but it is also easily grasped, as if it was a concrete object. This blurs the distinction between points and concrete values, which makes it easy to swap from one form of expression into the other.</text:span></text:p>
      <text:p text:style-name="P8"/>
      <text:p text:style-name="P15">There is a <text:span text:style-name="T15">semantic</text:span> problem with the common intuition of talking about points as infinitesimal objects in a space. One issue is that it connects the definition of the point with the semantics of a space. Just like I prefer to avoid “stealing” from languages of higher homotopy levels, I prefer not to depend on the definition of a space when trying to define points. A space is to me a quantification over points, so it should depend on the definition of points instead of the other way around. <text:span text:style-name="T16">The very least, it should be possible to ground the semantics of points without relying on grounding the semantics of space first.</text:span></text:p>
      <text:p text:style-name="P15"/>
      <text:p text:style-name="P17">The primary idea of my definition of points, as a way of talking about a certain aspects of functions, is that the semantics of points is connected <text:span text:style-name="T16">directly </text:span>to the <text:span text:style-name="T16">general</text:span> usage of points. It <text:span text:style-name="T16">is</text:span> a Wittgenstein inspired <text:span text:style-name="T16">idea</text:span> <text:span text:style-name="T10">(</text:span>that builds on the notation that natural language means how it is used<text:span text:style-name="T10">). However, i</text:span>t is also a serious issue <text:span text:style-name="T16">of</text:span> translat<text:span text:style-name="T16">ing</text:span> from use of points as a tool for illustration into path semantics. <text:span text:style-name="T10">The common intuition of talking about points as infinitesimal objects in a space, gets in the way of translating, because it only defines what points mean in a particular model.</text:span></text:p>
      <text:p text:style-name="P17"/>
      <text:p text:style-name="P17"><text:soft-page-break/><text:span text:style-name="T10">I do not want to translate from a particular model to path semantics, because it put limits to what it says about path semantics, which would lose some of the utility of using intuition about points to study path semantics. Instead, I want to translate from the creative use of points to the creative use of path semantics.</text:span></text:p>
      <text:p text:style-name="P16"/>
      <text:p text:style-name="P18">This is why I chose a definition that holds for functions in general. The use of points should give some insights into some use of path semantics, since when talking about how points are used, one can also talk about how functions in general are used.</text:p>
      <text:p text:style-name="P18"/>
      <text:h text:style-name="P1" text:outline-level="3">References:</text:h>
      <text:p text:style-name="P23"/>
      <text:p text:style-name="P24"><text:reference-mark-start text:name="1"/>[1]<text:reference-mark-end text:name="1"/><text:tab/>“Path Semantics”</text:p>
      <text:p text:style-name="P24"><text:tab/>Sven Nilsen, 2016-2019</text:p>
      <text:p text:style-name="P24"><text:tab/><text:a xlink:type="simple" xlink:href="https://github.com/advancedresearch/path_semantics/blob/master/papers-wip/path-semantics.pdf" text:style-name="Internet_20_link" text:visited-style-name="Visited_20_Internet_20_Link"><text:span text:style-name="T17">https://github.com/advancedresearch/path_semantics/blob/master/papers-wip/path-semantics.pdf</text:span></text:a></text:p>
      <text:p text:style-name="P24"/>
      <text:p text:style-name="P24"><text:reference-mark-start text:name="2"/>[2]<text:reference-mark-end text:name="2"/><text:tab/>“Euclid’s Elements”</text:p>
      <text:p text:style-name="P24"><text:tab/>Wikipedia</text:p>
      <text:p text:style-name="P24"><text:tab/><text:a xlink:type="simple" xlink:href="https://en.wikipedia.org/wiki/Euclid%27s_Elements" text:style-name="Internet_20_link" text:visited-style-name="Visited_20_Internet_20_Link"><text:span text:style-name="T17">https://en.wikipedia.org/wiki/Euclid%27s_Elements</text:span></text:a></text:p>
      <text:p text:style-name="P24"/>
      <text:p text:style-name="P24"><text:reference-mark-start text:name="3"/>[3]<text:reference-mark-end text:name="3"/><text:tab/>“Turing Machines”</text:p>
      <text:p text:style-name="P24"><text:tab/>Stanford Encyclopedia of Philosophy</text:p>
      <text:p text:style-name="P24"><text:tab/><text:a xlink:type="simple" xlink:href="https://plato.stanford.edu/entries/turing-machine/" text:style-name="Internet_20_link" text:visited-style-name="Visited_20_Internet_20_Link"><text:span text:style-name="T17">https://plato.stanford.edu/entries/turing-machine/</text:span></text:a></text:p>
      <text:p text:style-name="P24"/>
      <text:p text:style-name="P25"><text:reference-mark-start text:name="4"/>[4]<text:reference-mark-end text:name="4"/><text:tab/>“Natural language”</text:p>
      <text:p text:style-name="P25"><text:tab/>Wikipedia</text:p>
      <text:p text:style-name="P25"><text:tab/><text:a xlink:type="simple" xlink:href="https://en.wikipedia.org/wiki/Natural_language" text:style-name="Internet_20_link" text:visited-style-name="Visited_20_Internet_20_Link"><text:span text:style-name="T17">https://en.wikipedia.org/wiki/Natural_language</text:span></text:a></text:p>
      <text:p text:style-name="P25"/>
      <text:p text:style-name="P26"><text:reference-mark-start text:name="5"/>[5]<text:reference-mark-end text:name="5"/><text:tab/>“Function Identity”</text:p>
      <text:p text:style-name="P26"><text:tab/>Sven Nilsen, 2017</text:p>
      <text:p text:style-name="P26"><text:tab/><text:a xlink:type="simple" xlink:href="https://github.com/advancedresearch/path_semantics/blob/master/papers-wip/function-identity.pdf" text:style-name="Internet_20_link" text:visited-style-name="Visited_20_Internet_20_Link"><text:span text:style-name="T17">https://github.com/advancedresearch/path_semantics/blob/master/papers-wip/function-identity.pdf</text:span></text:a></text:p>
      <text:p text:style-name="P26"/>
      <text:p text:style-name="P26"><text:reference-mark-start text:name="6"/>[6]<text:reference-mark-end text:name="6"/><text:tab/>“Standard Dictionary for Path Semantics - Alphabetic List of Functions”</text:p>
      <text:p text:style-name="P26"><text:tab/>Sven Nilsen, 2017</text:p>
      <text:p text:style-name="P26"><text:tab/><text:a xlink:type="simple" xlink:href="https://github.com/advancedresearch/path_semantics/blob/master/papers-wip/alphabetic-list-of-functions.pdf" text:style-name="Internet_20_link" text:visited-style-name="Visited_20_Internet_20_Link"><text:span text:style-name="T17">https://github.com/advancedresearch/path_semantics/blob/master/papers-wip/alphabetic-list-of-functions.pdf</text:span></text:a></text:p>
      <text:p text:style-name="P26"/>
      <text:p text:style-name="P27"><text:reference-mark-start text:name="7"/>[7]<text:reference-mark-end text:name="7"/><text:tab/>“Homotopy”</text:p>
      <text:p text:style-name="P27"><text:tab/>Wikipedia</text:p>
      <text:p text:style-name="P27"><text:tab/><text:a xlink:type="simple" xlink:href="https://en.wikipedia.org/wiki/Homotopy" text:style-name="Internet_20_link" text:visited-style-name="Visited_20_Internet_20_Link"><text:span text:style-name="T17">https://en.wikipedia.org/wiki/Homotopy</text:span></text:a></text:p>
      <text:p text:style-name="P27"/>
      <text:p text:style-name="P27"><text:reference-mark-start text:name="8"/>[8]<text:reference-mark-end text:name="8"/><text:tab/>“Atomic Universal Existential Paths”</text:p>
      <text:p text:style-name="P27"><text:tab/>Sven Nilsen, 2017</text:p>
      <text:p text:style-name="P27"><text:tab/><text:a xlink:type="simple" xlink:href="https://github.com/advancedresearch/path_semantics/blob/master/papers-wip/atomic-universal-existential-paths.pdf" text:style-name="Internet_20_link" text:visited-style-name="Visited_20_Internet_20_Link"><text:span text:style-name="T17">https://github.com/advancedresearch/path_semantics/blob/master/papers-wip/atomic-universal-existential-paths.pdf</text:span></text:a></text:p>
      <text:p text:style-name="P27"/>
      <text:p text:style-name="P27"><text:reference-mark-start text:name="9"/>[9]<text:reference-mark-end text:name="9"/><text:tab/>“The Room Hypothesis of Common Sense”</text:p>
      <text:p text:style-name="P27"><text:tab/>Sven Nilsen, 2018</text:p>
      <text:p text:style-name="P27"><text:tab/><text:a xlink:type="simple" xlink:href="https://github.com/advancedresearch/path_semantics/blob/master/papers-wip/the-room-hypothesis-of-common-sense.pdf" text:style-name="Internet_20_link" text:visited-style-name="Visited_20_Internet_20_Link"><text:span text:style-name="T17">https://github.com/advancedresearch/path_semantics/blob/master/papers-wip/the-room-hypothesis-of-common-sense.pdf</text:span></text:a></text:p>
      <text:p text:style-name="P27"/>
      <text:p text:style-name="P28"><text:reference-mark-start text:name="10"/>[10]<text:reference-mark-end text:name="10"/><text:tab/>“Symmetry”</text:p>
      <text:p text:style-name="P28"><text:tab/>Wikipedia</text:p>
      <text:p text:style-name="P28"><text:tab/><text:a xlink:type="simple" xlink:href="https://en.wikipedia.org/wiki/Symmetry" text:style-name="Internet_20_link" text:visited-style-name="Visited_20_Internet_20_Link"><text:span text:style-name="T17">https://en.wikipedia.org/wiki/Symmetry</text:span></text:a></text:p>
      <text:p text:style-name="P28"/>
      <text:p text:style-name="P28"><text:reference-mark-start text:name="11"/>[11]<text:reference-mark-end text:name="11"/><text:tab/>“Ludwig Wittgenstein”</text:p>
      <text:p text:style-name="P28"><text:tab/>Wikipedia</text:p>
      <text:p text:style-name="P28"><text:tab/><text:a xlink:type="simple" xlink:href="https://en.wikipedia.org/wiki/Ludwig_Wittgenstein" text:style-name="Internet_20_link" text:visited-style-name="Visited_20_Internet_20_Link"><text:span text:style-name="T17">https://en.wikipedia.org/wiki/Ludwig_Wittgenstein</text:span></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7T09:21:32.971175000</meta:creation-date>
    <dc:date>2019-10-07T19:07:02.642898000</dc:date>
    <meta:editing-duration>PT3H49M35S</meta:editing-duration>
    <meta:editing-cycles>1</meta:editing-cycles>
    <meta:document-statistic meta:table-count="0" meta:image-count="0" meta:object-count="0" meta:page-count="5" meta:paragraph-count="66" meta:word-count="1985" meta:character-count="12482" meta:non-whitespace-character-count="10532"/>
    <meta:generator>LibreOffice/5.1.2.2$MacOSX_X86_64 LibreOffice_project/d3bf12ecb743fc0d20e0be0c58ca359301eb705f</meta:generator>
  </office:meta>
</office:document-meta>
</file>